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Las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0.h5</text:p>
          </table:table-cell>
          <table:table-cell table:number-columns-repeated="2"/>
          <table:table-cell table:formula="of:=SUM([.B1:.B611])" office:value-type="float" office:value="22769" calcext:value-type="float">
            <text:p>22769</text:p>
          </table:table-cell>
          <table:table-cell table:number-columns-repeated="3"/>
          <table:table-cell office:value-type="string" calcext:value-type="string">
            <text:p>from program</text:p>
          </table:table-cell>
          <table:table-cell office:value-type="float" office:value="273200" calcext:value-type="float">
            <text:p>273200</text:p>
          </table:table-cell>
          <table:table-cell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1.h5</text:p>
          </table:table-cell>
          <table:table-cell table:number-columns-repeated="2"/>
          <table:table-cell table:formula="of:=SUM([.F1:.F611])" office:value-type="float" office:value="497" calcext:value-type="float">
            <text:p>4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2.h5</text:p>
          </table:table-cell>
          <table:table-cell/>
          <table:table-cell office:value-type="string" calcext:value-type="string">
            <text:p>dropped</text:p>
          </table:table-cell>
          <table:table-cell table:formula="of:=SUM([.K1:.K2])" office:value-type="float" office:value="23266" calcext:value-type="float">
            <text:p>23266</text:p>
          </table:table-cell>
          <table:table-cell table:number-columns-repeated="2"/>
          <table:table-cell office:value-type="string" calcext:value-type="string">
            <text:p>TOTAL FRAMES</text:p>
          </table:table-cell>
          <table:table-cell/>
          <table:table-cell table:formula="of:=[.K3]+[.P1]" office:value-type="float" office:value="296466" calcext:value-type="float">
            <text:p>296466</text:p>
          </table:table-cell>
          <table:table-cell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3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3_000.h5</text:p>
          </table:table-cell>
          <table:table-cell table:number-columns-repeated="5"/>
          <table:table-cell office:value-type="string" calcext:value-type="string">
            <text:p>DEPTH STATS</text:p>
          </table:table-cell>
          <table:table-cell/>
          <table:table-cell office:value-type="string" calcext:value-type="string">
            <text:p>mean</text:p>
          </table:table-cell>
          <table:table-cell office:value-type="float" office:value="0.1792" calcext:value-type="float">
            <text:p>0.1792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3_001.h5</text:p>
          </table:table-cell>
          <table:table-cell table:number-columns-repeated="7"/>
          <table:table-cell office:value-type="string" calcext:value-type="string">
            <text:p>std</text:p>
          </table:table-cell>
          <table:table-cell office:value-type="float" office:value="0.1497" calcext:value-type="float">
            <text:p>0.1497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5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5_002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0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0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0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0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0_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0_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0_8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0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1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2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8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9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1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5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9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6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6_002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6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9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9_002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9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1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opped</text:p>
          </table:table-cell>
          <table:table-cell office:value-type="string" calcext:value-type="string">
            <text:p>trajectory,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f: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1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opped</text:p>
          </table:table-cell>
          <table:table-cell office:value-type="string" calcext:value-type="string">
            <text:p>trajectory,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f: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1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10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0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1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10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3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8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0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opped</text:p>
          </table:table-cell>
          <table:table-cell office:value-type="string" calcext:value-type="string">
            <text:p>trajectory,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f: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0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0_1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0_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1_1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1_1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2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2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3_1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3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3_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3_8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8_5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8_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9_1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1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1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1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1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opped</text:p>
          </table:table-cell>
          <table:table-cell office:value-type="string" calcext:value-type="string">
            <text:p>trajectory,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f: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1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1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18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18_002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1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1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1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1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1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1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1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1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1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1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1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1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4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4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5_1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5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5_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5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5_9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6_1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opped</text:p>
          </table:table-cell>
          <table:table-cell office:value-type="string" calcext:value-type="string">
            <text:p>trajectory,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f: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6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7_1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7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7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8_1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8_1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8_1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8_1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4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8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2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2_002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3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opped</text:p>
          </table:table-cell>
          <table:table-cell office:value-type="string" calcext:value-type="string">
            <text:p>trajectory,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f: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4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0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opped</text:p>
          </table:table-cell>
          <table:table-cell office:value-type="string" calcext:value-type="string">
            <text:p>trajectory,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f: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0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0_002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2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4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3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4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2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4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3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3_002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8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2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2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0_1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0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0_2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0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0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0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1_1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1_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2_1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2_1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2_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3_1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3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3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3_9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4_1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4_1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4_1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4_1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4_2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5_1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1_2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2_2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2_2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3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3_1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3_2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3_2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3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3_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4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4_1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4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4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4_4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4_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1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1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1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1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1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12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9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1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1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1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2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6_1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6_2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6_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6_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6_8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7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7_0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7_1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7_1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7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7_2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7_2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7_2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7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8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8_1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8_1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8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8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9_1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9_1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9_2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1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2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0_1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0_2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1_1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1_14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1_1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1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1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1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2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2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1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1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1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2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23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1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2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2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8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5_1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1_1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2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7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0_1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0_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1_1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1_1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1_1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1_2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1_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1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2_1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2_2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2_2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3_1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3_1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3_2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3_2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3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2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0_1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0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0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1_1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1_1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1_2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1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2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3_1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4_1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4_1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4_1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5_2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5_2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5_2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5_2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6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6_2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6_2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6_2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6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7_1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7_1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7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1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1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1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2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1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1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1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opped</text:p>
          </table:table-cell>
          <table:table-cell office:value-type="string" calcext:value-type="string">
            <text:p>trajectory,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f: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2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2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2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1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1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1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1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13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1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4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4_1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4_2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4_2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4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6_1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6_1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6_2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6_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6_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6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opped</text:p>
          </table:table-cell>
          <table:table-cell office:value-type="string" calcext:value-type="string">
            <text:p>trajectory,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f: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7_2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7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8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8_2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8_2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8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9_1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9_2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9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0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1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1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3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2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2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9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5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7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4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6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9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0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0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9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2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3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5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7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2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4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7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7_002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2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3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4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5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6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7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0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0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1_1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1_1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1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1_2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1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1_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5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5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1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11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1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1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14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1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5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1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1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1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1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1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1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1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1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1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1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1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6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1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7_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1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1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1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8_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6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6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9_8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2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2_6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2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3_1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3_1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3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3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4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4_1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4_1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4_13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4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4_7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4_9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2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5_1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1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2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2_002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0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1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0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0_002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4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2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4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5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5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3_5_002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0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0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4_3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2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3_000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3_001.h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path_5_3_002.h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4:22:54.249590057</meta:creation-date>
    <dc:date>2020-04-23T14:29:11.944459825</dc:date>
    <meta:editing-duration>PT6M18S</meta:editing-duration>
    <meta:editing-cycles>2</meta:editing-cycles>
    <meta:generator>LibreOffice/5.1.6.2$Linux_X86_64 LibreOffice_project/10m0$Build-2</meta:generator>
    <meta:document-statistic meta:table-count="1" meta:cell-count="4874" meta:object-count="0"/>
  </office:meta>
</office:document-meta>
</file>